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3pt" fo:font-weight="normal" officeooo:rsid="0012f61c" officeooo:paragraph-rsid="001c815f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32pt" fo:font-weight="normal" officeooo:rsid="0012f61c" officeooo:paragraph-rsid="001c815f" style:font-size-asian="32pt" style:font-weight-asian="normal" style:font-size-complex="3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2f61c" officeooo:paragraph-rsid="001c815f" style:font-size-asian="13pt" style:font-weight-asian="normal" style:font-size-complex="13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48c5c" style:font-size-asian="24pt" style:font-size-complex="24pt"/>
    </style:style>
    <style:style style:name="T3" style:family="text">
      <style:text-properties fo:font-size="24pt" officeooo:rsid="00174464" style:font-size-asian="24pt" style:font-size-complex="2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officeooo:rsid="00148c5c" style:font-size-asian="32pt" style:font-size-complex="32pt"/>
    </style:style>
    <style:style style:name="T7" style:family="text">
      <style:text-properties fo:font-size="32pt" officeooo:rsid="00174464" style:font-size-asian="32pt" style:font-size-complex="32pt"/>
    </style:style>
    <style:style style:name="T8" style:family="text">
      <style:text-properties fo:font-size="32pt" officeooo:rsid="001c815f" style:font-size-asian="32pt" style:font-size-complex="3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6pt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nuncio O Evangelho</text:span><text:tab/><text:span text:style-name="T9">Pr. Lucas</text:span><text:span text:style-name="T4"><text:tab/></text:span><text:span text:style-name="T6">[ </text:span><text:span text:style-name="T8">39</text:span><text:span text:style-name="T7"> </text:span><text:span text:style-name="T6">]</text:span></text:p>
      <text:p text:style-name="P3"><text:span text:style-name="T6"/></text:p>
      <text:p text:style-name="P2">Eu recebi uma missão</text:p>
      <text:p text:style-name="P2">o evangelho anunciar</text:p>
      <text:p text:style-name="P2">Eu não posso me calar</text:p>
      <text:p text:style-name="P2"/>
      <text:p text:style-name="P2">Eu recebi uma visão</text:p>
      <text:p text:style-name="P2">Muitas almas pra ganhar</text:p>
      <text:p text:style-name="P2">Eu não posso vacilar</text:p>
      <text:p text:style-name="P2"/>
      <text:p text:style-name="P2">Eu fui curado para curar</text:p>
      <text:p text:style-name="P2">Eu fui escolhido para anunciar</text:p>
      <text:p text:style-name="P2"/>
      <text:p text:style-name="P2">E eu pulo</text:p>
      <text:p text:style-name="P2">E anuncio o evangelho</text:p>
      <text:p text:style-name="P2">E eu corro</text:p>
      <text:p text:style-name="P2">E anuncio o evangelho</text:p>
      <text:p text:style-name="P2">E eu grito</text:p>
      <text:p text:style-name="P2">E anuncio o evangelho de 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5:24:44.039948696</dc:date>
    <meta:editing-duration>PT24M33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15" meta:word-count="65" meta:character-count="314" meta:non-whitespace-character-count="264"/>
  </office:meta>
</office:document-meta>
</file>